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f log_probability(theta, R_obs, M_obs, M_err):</text:p>
      <text:p text:style-name="Standard"><text:s text:c="4"/>lp = log_prior(theta)</text:p>
      <text:p text:style-name="Standard"><text:s text:c="4"/>if not np.isfinite(lp):</text:p>
      <text:p text:style-name="Standard"><text:s text:c="8"/>return -np.inf</text:p>
      <text:p text:style-name="Standard"><text:s text:c="4"/>return lp + log_likelihood(theta, R_obs, M_obs, M_err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6T20:11:50.994492100</meta:creation-date>
    <dc:date>2025-12-26T20:12:36.948906700</dc:date>
    <meta:editing-duration>PT46S</meta:editing-duration>
    <meta:editing-cycles>1</meta:editing-cycles>
    <meta:document-statistic meta:table-count="0" meta:image-count="0" meta:object-count="0" meta:page-count="1" meta:paragraph-count="5" meta:word-count="20" meta:character-count="180" meta:non-whitespace-character-count="145"/>
    <meta:generator>LibreOffice/25.8.3.2$Windows_X86_64 LibreOffice_project/8ca8d55c161d602844f5428fa4b58097424e324e</meta:generator>
  </office:meta>
</office:document-meta>
</file>